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20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22">
            <text:p>22.11.11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2-27">
            <text:p>27.12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3">
            <text:p>03.01.12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1">
            <text:p>1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4">
            <text:p>04.01.12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2-07">
            <text:p>07.02.12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2-12">
            <text:p>12.02.12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6">
            <text:p>6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3">
            <text:p>13.02.12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9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6">
            <text:p>16.02.12</text:p>
          </table:table-cell>
          <table:table-cell table:style-name="ce9" office:value-type="time" office:time-value="PT10H00M00S">
            <text:p>10:00</text:p>
          </table:table-cell>
          <table:table-cell table:style-name="ce11" office:value-type="float" office:value="11">
            <text:p>11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8">
            <text:p>18.02.12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2">
            <text:p>2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20">
            <text:p>20.02.12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21">
            <text:p>21.02.12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 table:number-rows-repeated="65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.02.2012</text:date>, <text:time>18:17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2-22T18:17:20.91</dc:date>
    <meta:print-date>1969-12-31T16:00:00Z</meta:print-date>
    <meta:editing-cycles>47</meta:editing-cycles>
    <meta:editing-duration>PT00H21M27S</meta:editing-duration>
    <meta:document-statistic meta:table-count="3" meta:cell-count="136" meta:object-count="0"/>
  </office:meta>
</office:document-meta>
</file>